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4c4c4c" draw:marker-start-width="0.45cm" draw:marker-end-width="0.45cm" draw:fill="none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start="Square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center" draw:textarea-vertical-align="middle"/>
    </style:style>
    <style:style style:name="gr8" style:family="graphic" style:parent-style-name="standard">
      <style:graphic-properties svg:stroke-color="#008000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color="#008000" draw:marker-start="Arrow" draw:textarea-horizontal-align="center" draw:textarea-vertical-align="middle"/>
    </style:style>
    <style:style style:name="gr10" style:family="graphic" style:parent-style-name="standard">
      <style:graphic-properties svg:stroke-color="#008000" draw:textarea-horizontal-align="center" draw:textarea-vertical-align="middle"/>
    </style:style>
    <style:style style:name="gr11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12" style:family="graphic" style:parent-style-name="standard">
      <style:graphic-properties svg:stroke-color="#008000" draw:marker-end="Arrow" draw:textarea-horizontal-align="center" draw:textarea-vertical-align="middle"/>
    </style:style>
    <style:style style:name="gr13" style:family="graphic" style:parent-style-name="standard">
      <style:graphic-properties svg:stroke-color="#008000" draw:marker-end="Circle" draw:marker-end-width="0.3cm" draw:textarea-horizontal-align="center" draw:textarea-vertical-align="middle"/>
    </style:style>
    <style:style style:name="gr14" style:family="graphic" style:parent-style-name="standard">
      <style:graphic-properties svg:stroke-color="#008080" draw:marker-end="" draw:marker-end-width="0.3cm" draw:textarea-horizontal-align="center" draw:textarea-vertical-align="middle"/>
    </style:style>
    <style:style style:name="gr15" style:family="graphic" style:parent-style-name="standard">
      <style:graphic-properties svg:stroke-width="0.1cm" svg:stroke-color="#b3b3b3" draw:marker-start-width="0.45cm" draw:marker-end-width="0.45cm" draw:fill="none" draw:textarea-horizontal-align="left" draw:textarea-vertical-align="top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color="#008080" draw:marker-start="Arrow" draw:marker-end="" draw:marker-end-width="0.3cm" draw:textarea-horizontal-align="center" draw:textarea-vertical-align="middle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008080" draw:marker-start="" draw:marker-end="Arrow" draw:textarea-horizontal-align="center" draw:textarea-vertical-align="middle"/>
    </style:style>
    <style:style style:name="gr19" style:family="graphic" style:parent-style-name="standard">
      <style:graphic-properties svg:stroke-color="#008080"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textarea-horizontal-align="center" draw:textarea-vertical-align="middle"/>
    </style:style>
    <style:style style:name="gr21" style:family="graphic" style:parent-style-name="standard">
      <style:graphic-properties svg:stroke-color="#008080" draw:marker-start="Arrow" draw:textarea-horizontal-align="center" draw:textarea-vertical-align="middle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cm"/>
    </style:style>
    <style:style style:name="gr24" style:family="graphic" style:parent-style-name="standard">
      <style:graphic-properties svg:stroke-color="#008000" draw:marker-end="Dimension_20_Lines" draw:marker-end-width="0.3cm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color="#008000" draw:marker-end="" draw:marker-end-width="0.3cm" draw:textarea-horizontal-align="center" draw:textarea-vertical-align="middle"/>
    </style:style>
    <style:style style:name="gr26" style:family="graphic" style:parent-style-name="standard">
      <style:graphic-properties draw:stroke="dash" draw:stroke-dash="Ultrafine_20_Dashed" svg:stroke-color="#0080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dash" draw:stroke-dash="Ultrafine_20_Dashed" svg:stroke-color="#008000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start" fo:text-indent="0cm"/>
      <style:text-properties style:use-window-font-color="true"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  <style:text-properties fo:color="#999999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008080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000080" fo:font-size="10pt" style:font-size-asian="10pt" style:font-size-complex="10pt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008000" fo:font-size="10pt" style:font-size-asian="10pt" style:font-size-complex="10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style:use-window-font-color="true" fo:font-size="10pt" style:text-underline-style="none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color="#0000ff" fo:font-size="10pt" style:font-size-asian="10pt" style:font-size-complex="10pt"/>
    </style:style>
    <style:style style:name="T14" style:family="text">
      <style:text-properties fo:color="#00ff00" fo:font-size="10pt" style:font-size-asian="10pt" style:font-size-complex="10pt"/>
    </style:style>
    <style:style style:name="T15" style:family="text">
      <style:text-properties fo:color="#999999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color="#999999" fo:font-size="10pt" style:font-size-asian="10pt" style:font-size-complex="10pt"/>
    </style:style>
    <style:style style:name="T17" style:family="text">
      <style:text-properties fo:color="#008080"/>
    </style:style>
    <style:style style:name="T18" style:family="text">
      <style:text-properties fo:color="#aecf00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9" draw:layer="layout" svg:width="13.2cm" svg:height="11.5cm" svg:x="3.7cm" svg:y="2.5cm">
          <text:p text:style-name="P1"><text:span text:style-name="T1">Main</text:span></text:p>
          <text:p text:style-name="P1"><text:span text:style-name="T2">_doInitialization</text:span></text:p>
          <text:p text:style-name="P1"><text:span text:style-name="T2"><text:tab/></text:span><text:span text:style-name="T2">_parseConfig</text:span></text:p>
          <text:p text:style-name="P1"><text:span text:style-name="T2"><text:tab/></text:span><text:span text:style-name="T2"><text:tab/></text:span><text:span text:style-name="T2">headers= {vh=new VolumeHeader(..)}</text:span></text:p>
          <text:p text:style-name="P1"><text:span text:style-name="T2"><text:tab/></text:span><text:span text:style-name="T2"><text:tab/></text:span><text:span text:style-name="T2">volumes= {vs=new $VolumeStruct()}</text:span></text:p>
          <text:p text:style-name="P1"><text:span text:style-name="T2"><text:tab/></text:span><text:span text:style-name="T2"><text:tab/></text:span><text:span text:style-name="T2"> <text:s text:c="2"/></text:span><text:span text:style-name="T2">vs.file= ..</text:span></text:p>
          <text:p text:style-name="P1"><text:span text:style-name="T2"><text:tab/></text:span><text:span text:style-name="T2"><text:tab/></text:span><text:span text:style-name="T2">ps= new $PanelStruct()</text:span></text:p>
          <text:p text:style-name="P1"><text:span text:style-name="T2"><text:tab/></text:span><text:span text:style-name="T2"><text:tab/></text:span><text:span text:style-name="T2"> <text:s text:c="2"/></text:span><text:span text:style-name="T2">ps.alias0/1;color_coding;range_start/end;</text:span></text:p>
          <text:p text:style-name="P1"><text:span text:style-name="T2"><text:tab/></text:span><text:span text:style-name="T2"><text:tab/></text:span><text:span text:style-name="T2"><text:tab/></text:span><text:span text:style-name="T2">color_under/above;isNative</text:span></text:p>
          <text:p text:style-name="P1"><text:span text:style-name="T2"><text:tab/></text:span><text:span text:style-name="T2">VolumeHeader.getCommonSampling(headers)</text:span></text:p>
          <text:p text:style-name="P1"><text:span text:style-name="T2"><text:tab/></text:span><text:span text:style-name="T2">CoordConv.setSampling</text:span></text:p>
          <text:p text:style-name="P1"><text:span text:style-name="T2"><text:tab/></text:span><text:span text:style-name="T2">vs.data= new Data3DVolume(..)</text:span></text:p>
          <text:p text:style-name="P1"><text:span text:style-name="T2"><text:tab/></text:span><text:span text:style-name="T2">ps.gui= new IndividualDataVolumePanel(..)</text:span></text:p>
          <text:p text:style-name="P1"><text:span text:style-name="T2"><text:tab/></text:span><text:span text:style-name="T2">ps.gui= new CombinedDataVolumePanel(..)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.5cm" svg:height="2.3cm" svg:x="9.5cm" svg:y="16cm">
          <text:p text:style-name="P1"><text:span text:style-name="T1">VolumeHeader</text:span></text:p>
          <text:p text:style-name="P1"><text:span text:style-name="T2">getCommonSampling</text:span></text:p>
          <text:p text:style-name="P1"><text:span text:style-name="T2"><text:tab/></text:span><text:span text:style-name="T2">..irrelevant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5cm" svg:height="2.2cm" svg:x="3.7cm" svg:y="16cm">
          <text:p text:style-name="P1"><text:span text:style-name="T1">CoordConv</text:span></text:p>
          <text:p text:style-name="P1"><text:span text:style-name="T2">setSampling</text:span></text:p>
          <text:p text:style-name="P1"><text:span text:style-name="T2"><text:tab/></text:span><text:span text:style-name="T2">..irrelevant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4.6cm" svg:height="1.4cm" svg:x="6.4cm" svg:y="19.2cm">
          <text:p text:style-name="P1"><text:span text:style-name="T1">Data3DVolume</text:span></text:p>
          <text:p text:style-name="P1"><text:span text:style-name="T2">..uninteresting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12.3cm" svg:height="3cm" svg:x="1.7cm" svg:y="21.2cm">
          <text:p text:style-name="P1"><text:span text:style-name="T1">IndividualDataVolumePanel</text:span></text:p>
          <text:p text:style-name="P1"><text:span text:style-name="T2">constructor:</text:span></text:p>
          <text:p text:style-name="P1"><text:span text:style-name="T2"><text:s text:c="2"/></text:span><text:span text:style-name="T2">super (..)</text:span></text:p>
          <text:p text:style-name="P1"><text:span text:style-name="T2"><text:s text:c="2"/></text:span><text:span text:style-name="T2">slice_producers= {new XXXSliceImageProducer(..)}</text:span></text:p>
          <text:p text:style-name="P1"><text:span text:style-name="T2"><text:s text:c="2"/></text:span><text:span text:style-name="T2">super._finish_initializatio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5.3cm" svg:height="1.5cm" svg:x="10.4cm" svg:y="11.4cm">
          <text:p text:style-name="P1"><text:span text:style-name="T1">Main$VolumeStruct</text:span></text:p>
          <text:p text:style-name="P1"><text:span text:style-name="T2">..uninteresting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5cm" svg:height="1.5cm" svg:x="4.8cm" svg:y="11.4cm">
          <text:p text:style-name="P1"><text:span text:style-name="T1">Main$PanelStruct</text:span></text:p>
          <text:p text:style-name="P1"><text:span text:style-name="T2">..uninteresting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id="id3" draw:layer="layout" svg:x1="15.6cm" svg:y1="5cm" svg:x2="17.9cm" svg:y2="5cm">
          <text:p/>
        </draw:line>
        <draw:line draw:style-name="gr2" draw:text-style-name="P3" draw:id="id1" draw:layer="layout" svg:x1="12.8cm" svg:y1="8.9cm" svg:x2="18.8cm" svg:y2="8.9cm">
          <text:p/>
        </draw:line>
        <draw:connector draw:style-name="gr3" draw:text-style-name="P3" draw:layer="layout" draw:line-skew="4.55cm" svg:x1="18.8cm" svg:y1="8.9cm" svg:x2="8.7cm" svg:y2="19.2cm" draw:start-shape="id1" draw:start-glue-point="1" draw:end-shape="id2" draw:end-glue-point="0">
          <text:p/>
        </draw:connector>
        <draw:connector draw:style-name="gr4" draw:text-style-name="P3" draw:layer="layout" draw:line-skew="5.15cm" svg:x1="17.9cm" svg:y1="5cm" svg:x2="12.25cm" svg:y2="16cm" draw:start-shape="id3" draw:start-glue-point="1" draw:end-shape="id4" draw:end-glue-point="0">
          <text:p/>
        </draw:connector>
        <draw:line draw:style-name="gr4" draw:text-style-name="P3" draw:id="id5" draw:layer="layout" svg:x1="5.6cm" svg:y1="8.4cm" svg:x2="2.6cm" svg:y2="8.4cm">
          <text:p/>
        </draw:line>
        <draw:connector draw:style-name="gr4" draw:text-style-name="P3" draw:layer="layout" svg:x1="2.6cm" svg:y1="8.4cm" svg:x2="3.7cm" svg:y2="17.1cm" draw:start-shape="id5" draw:start-glue-point="3" draw:end-shape="id6" draw:end-glue-point="3">
          <text:p/>
        </draw:connector>
        <draw:line draw:style-name="gr2" draw:text-style-name="P3" draw:id="id7" draw:layer="layout" svg:x1="5.7cm" svg:y1="9.3cm" svg:x2="2.2cm" svg:y2="9.3cm">
          <text:p/>
        </draw:line>
        <draw:connector draw:style-name="gr4" draw:text-style-name="P3" draw:layer="layout" svg:x1="2.2cm" svg:y1="9.3cm" svg:x2="1.7cm" svg:y2="22.7cm" draw:start-shape="id7" draw:start-glue-point="3" draw:end-shape="id8" draw:end-glue-point="3">
          <text:p/>
        </draw:connector>
        <draw:connector draw:style-name="gr4" draw:text-style-name="P3" draw:layer="layout" svg:x1="16.9cm" svg:y1="8.25cm" svg:x2="16.9cm" svg:y2="8.25cm" draw:start-shape="id9" draw:end-shape="id9">
          <text:p/>
        </draw:connector>
        <draw:line draw:style-name="gr2" draw:text-style-name="P3" draw:id="id10" draw:layer="layout" svg:x1="7cm" svg:y1="6.4cm" svg:x2="4.5cm" svg:y2="6.4cm">
          <text:p/>
        </draw:line>
        <draw:connector draw:style-name="gr4" draw:text-style-name="P3" draw:layer="layout" draw:line-skew="1.5cm" svg:x1="4.5cm" svg:y1="6.4cm" svg:x2="7.3cm" svg:y2="11.4cm" draw:start-shape="id10" draw:start-glue-point="3" draw:end-shape="id11">
          <text:p/>
        </draw:connector>
        <draw:line draw:style-name="gr4" draw:text-style-name="P3" draw:layer="layout" svg:x1="15.9cm" svg:y1="7.9cm" svg:x2="17.9cm" svg:y2="7.9cm">
          <text:p/>
        </draw:line>
        <draw:line draw:style-name="gr2" draw:text-style-name="P3" draw:id="id12" draw:layer="layout" svg:x1="15.3cm" svg:y1="5.5cm" svg:x2="16.6cm" svg:y2="5.5cm">
          <text:p/>
        </draw:line>
        <draw:connector draw:style-name="gr4" draw:text-style-name="P3" draw:layer="layout" draw:line-skew="2cm" svg:x1="16.6cm" svg:y1="5.5cm" svg:x2="13.05cm" svg:y2="11.4cm" draw:start-shape="id12" draw:start-glue-point="1" draw:end-shape="id13" draw:end-glue-point="0">
          <text:p/>
        </draw:connector>
        <draw:line draw:style-name="gr5" draw:text-style-name="P3" draw:id="id14" draw:layer="layout" svg:x1="4.5cm" svg:y1="22.8cm" svg:x2="19.5cm" svg:y2="22.8cm">
          <text:p/>
        </draw:line>
        <draw:line draw:style-name="gr5" draw:text-style-name="P3" draw:id="id16" draw:layer="layout" svg:x1="8.5cm" svg:y1="23.8cm" svg:x2="20cm" svg:y2="23.8cm">
          <text:p/>
        </draw:line>
        <draw:line draw:style-name="gr4" draw:text-style-name="P3" draw:id="id17" draw:layer="layout" svg:x1="20cm" svg:y1="4.4cm" svg:x2="21.59cm" svg:y2="4.4cm">
          <text:p/>
        </draw:line>
        <draw:line draw:style-name="gr4" draw:text-style-name="P3" draw:id="id15" draw:layer="layout" svg:x1="19.5cm" svg:y1="1cm" svg:x2="21.59cm" svg:y2="1cm">
          <text:p/>
        </draw:line>
        <draw:connector draw:style-name="gr5" draw:text-style-name="P3" draw:layer="layout" svg:x1="19.5cm" svg:y1="22.8cm" svg:x2="19.5cm" svg:y2="1cm" draw:start-shape="id14" draw:start-glue-point="1" draw:end-shape="id15" draw:end-glue-point="3">
          <text:p/>
        </draw:connector>
        <draw:connector draw:style-name="gr5" draw:text-style-name="P3" draw:layer="layout" svg:x1="20cm" svg:y1="23.8cm" svg:x2="20cm" svg:y2="4.4cm" draw:start-shape="id16" draw:start-glue-point="1" draw:end-shape="id17" draw:end-glue-point="3">
          <text:p/>
        </draw:connector>
        <draw:line draw:style-name="gr5" draw:text-style-name="P3" draw:id="id18" draw:layer="layout" svg:x1="13.5cm" svg:y1="23.3cm" svg:x2="20.59cm" svg:y2="23.3cm">
          <text:p/>
        </draw:line>
        <draw:line draw:style-name="gr3" draw:text-style-name="P3" draw:id="id19" draw:layer="layout" svg:x1="20.59cm" svg:y1="19.3cm" svg:x2="21.5cm" svg:y2="19.3cm">
          <text:p/>
        </draw:line>
        <draw:connector draw:style-name="gr5" draw:text-style-name="P3" draw:layer="layout" svg:x1="20.59cm" svg:y1="23.3cm" svg:x2="20.59cm" svg:y2="19.3cm" draw:start-shape="id18" draw:start-glue-point="1" draw:end-shape="id19" draw:end-glue-point="3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4" draw:id="id29" draw:layer="layout" svg:width="13.1cm" svg:height="16.5cm" svg:x="0.4cm" svg:y="0.5cm">
          <text:p text:style-name="P4"><text:span text:style-name="T3">DataVolumePanel</text:span></text:p>
          <text:p text:style-name="P4"><text:span text:style-name="T4">constructor:</text:span></text:p>
          <text:p text:style-name="P4"><text:span text:style-name="T4"><text:tab/></text:span><text:span text:style-name="T4">pos_event_gateway= new PositionGateway()</text:span></text:p>
          <text:p text:style-name="P4"><text:span text:style-name="T4">_finish_initialization():</text:span></text:p>
          <text:p text:style-name="P4"><text:span text:style-name="T4"><text:tab/></text:span><text:span text:style-name="T4">coord_fields= new $CoordFields(..)</text:span></text:p>
          <text:p text:style-name="P4"><text:span text:style-name="T4"><text:tab/></text:span><text:span text:style-name="T4">slice_vports= {new XXXSlice2DViewport(..),..}</text:span></text:p>
          <text:p text:style-name="P4"><text:span text:style-name="T4"><text:tab/></text:span><text:span text:style-name="T4">listeners= slice_producers</text:span></text:p>
          <text:p text:style-name="P4"><text:span text:style-name="T4"><text:tab/></text:span><text:span text:style-name="T4"> <text:s text:c="2"/></text:span><text:span text:style-name="T4">+ slice_vports + coord_fields + pos_event_gateway</text:span></text:p>
          <text:p text:style-name="P4"><text:span text:style-name="T4"><text:tab/></text:span><text:span text:style-name="T4">gen's = slice_vports + coord_fields + pos_event_gateway</text:span></text:p>
          <text:p text:style-name="P4"><text:span text:style-name="T5"><text:tab/></text:span><text:span text:style-name="T5">2DViewport.event_listeners(i..j)= listeners</text:span></text:p>
          <text:p text:style-name="P4"><text:span text:style-name="T5"><text:tab/></text:span><text:span text:style-name="T5">$CoordFields.event_listeners(i..j)= listeners</text:span></text:p>
          <text:p text:style-name="P4"><text:span text:style-name="T5"><text:tab/></text:span><text:span text:style-name="T5">PosGate.internal_listeners(i..j)= listeners</text:span></text:p>
          <text:p text:style-name="P4"><text:span text:style-name="T5">positionChangeDetected(pe):</text:span></text:p>
          <text:p text:style-name="P4"><text:span text:style-name="T4"><text:tab/></text:span><text:span text:style-name="T4">pos_event_gateway.positionChangeDetected_External(pe)</text:span></text:p>
          <text:p text:style-name="P4"><text:span text:style-name="T5">public void addPositionListener( pl, send_event):</text:span></text:p>
          <text:p text:style-name="P4"><text:span text:style-name="T4"><text:tab/></text:span><text:span text:style-name="T4">pos_event_gateway.addPositionListener_External( p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id="id27" draw:layer="layout" svg:width="5.8cm" svg:height="2.8cm" svg:x="0.8cm" svg:y="17.9cm">
          <text:p text:style-name="P5"><text:span text:style-name="T6">2) XXSliceImageProducer</text:span></text:p>
          <text:p text:style-name="P5"><text:span text:style-name="T5">constructor: super(..)</text:span></text:p>
          <text:p text:style-name="P5"><text:span text:style-name="T5">positionChangeDetected(pe)</text:span></text:p>
          <text:p text:style-name="P5"><text:span text:style-name="T5"><text:tab/></text:span><text:span text:style-name="T5">world2voxel(pe.xyz)</text:span></text:p>
          <text:p text:style-name="P5"><text:span text:style-name="T5"><text:tab/></text:span><text:span text:style-name="T5">crt_slice=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23" draw:layer="layout" svg:width="10.7cm" svg:height="4.4cm" svg:x="0.2cm" svg:y="23.1cm">
          <text:p text:style-name="P4"><text:span text:style-name="T3">1) PositionGateway</text:span></text:p>
          <text:p text:style-name="P4"><text:span text:style-name="T7">.internal_listeners(); &lt;-event_listeners</text:span></text:p>
          <text:p text:style-name="P4"><text:span text:style-name="T7">.external_listeners(); &lt;-other DataVolumePanels</text:span></text:p>
          <text:p text:style-name="P4"><text:span text:style-name="T4">constructor:</text:span></text:p>
          <text:p text:style-name="P4"><text:span text:style-name="T4"><text:tab/></text:span><text:span text:style-name="T4">..</text:span></text:p>
          <text:p text:style-name="P4"><text:span text:style-name="T4">positionChangeDetected(pe): </text:span><text:span text:style-name="T8">(internal_to_ext)</text:span></text:p>
          <text:p text:style-name="P4"><text:span text:style-name="T4"><text:tab/></text:span><text:span text:style-name="T4">external_listeners.positionChangeDetected(pe)</text:span></text:p>
          <text:p text:style-name="P4"><text:span text:style-name="T4">positionChangeDetected_External(pe): </text:span><text:span text:style-name="T8">(ext_to_internal)</text:span></text:p>
          <text:p text:style-name="P4"><text:span text:style-name="T4"><text:tab/></text:span><text:span text:style-name="T4">internal_listeners.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id="id20" draw:layer="layout" svg:x1="13.6cm" svg:y1="3.3cm" svg:x2="8.9cm" svg:y2="3.3cm">
          <text:p/>
        </draw:line>
        <draw:connector draw:style-name="gr4" draw:text-style-name="P3" draw:layer="layout" draw:line-skew="2.2cm" svg:x1="13.6cm" svg:y1="3.3cm" svg:x2="7.25cm" svg:y2="8.4cm" draw:start-shape="id20" draw:start-glue-point="1" draw:end-shape="id21" draw:end-glue-point="0">
          <text:p/>
        </draw:connector>
        <draw:custom-shape draw:style-name="gr1" draw:text-style-name="P4" draw:id="id35" draw:layer="layout" svg:width="11.2cm" svg:height="9cm" svg:x="10.39cm" svg:y="17.54cm">
          <text:p text:style-name="P4"><text:span text:style-name="T3">4B) Slice2DViewport</text:span></text:p>
          <text:p text:style-name="P4"><text:span text:style-name="T7">.event_listeners();</text:span></text:p>
          <text:p text:style-name="P4"><text:span text:style-name="T7">cursor;</text:span><text:span text:style-name="T5"> &lt;-world, but locally rotated, so rcs (row,col,slice)</text:span></text:p>
          <text:p text:style-name="P4"><text:span text:style-name="T5">constructor: <text:s/>_updateVportCursorPosition()</text:span></text:p>
          <text:p text:style-name="P4"><text:span text:style-name="T9">_new_cursor(vp_r,vp_c)</text:span><text:span text:style-name="T5">&lt;- viewport rc, not world rcs</text:span></text:p>
          <text:p text:style-name="P4"><text:span text:style-name="T5"><text:tab/></text:span><text:span text:style-name="T5">voxr,voxc=_vport_to_voxel(vp_r,vp_c)</text:span></text:p>
          <text:p text:style-name="P4"><text:span text:style-name="T10"><text:tab/></text:span><text:span text:style-name="T10">x_r,y_c=voxel2world(voxr,voxc)</text:span></text:p>
          <text:p text:style-name="P4"><text:span text:style-name="T10"><text:tab/></text:span><text:span text:style-name="T10">_newCursor(x_r,y_c,</text:span><text:span text:style-name="T9">true</text:span><text:span text:style-name="T10">)</text:span></text:p>
          <text:p text:style-name="P4"><text:span text:style-name="T11">_newCursor(r,c,notify)&lt;- world_rotated, so rcs</text:span></text:p>
          <text:p text:style-name="P4"><text:span text:style-name="T5"><text:tab/></text:span><text:span text:style-name="T5">cursor.rc= r,c</text:span></text:p>
          <text:p text:style-name="P4"><text:span text:style-name="T5"><text:tab/></text:span><text:span text:style-name="T5"> </text:span><text:span text:style-name="T5">_updateVportCursorPosition()</text:span></text:p>
          <text:p text:style-name="P4"><text:span text:style-name="T5"><text:tab/></text:span><text:span text:style-name="T9">_firePositionEvent(XYmask)</text:span></text:p>
          <text:p text:style-name="P4"><text:span text:style-name="T9">_newSlice(s_inc)</text:span></text:p>
          <text:p text:style-name="P4"><text:span text:style-name="T5"><text:tab/></text:span><text:span text:style-name="T5">cursor.s++s_inc</text:span></text:p>
          <text:p text:style-name="P4"><text:span text:style-name="T9"><text:tab/></text:span><text:span text:style-name="T9">_firePositionEvent(Zmask)</text:span></text:p>
          <text:p text:style-name="P4"><text:span text:style-name="T4">__aid_to_firePositionEvent(pe)</text:span></text:p>
          <text:p text:style-name="P4"><text:span text:style-name="T4"><text:tab/></text:span><text:span text:style-name="T4">{event_listeners}.positionChangeDetected(pe)</text:span></text:p>
          <text:p text:style-name="P4"><text:span text:style-name="T12">_update_</text:span><text:span text:style-name="T4">VportCursorPosition()</text:span></text:p>
          <text:p text:style-name="P4"><text:span text:style-name="T4"><text:tab/></text:span><text:span text:style-name="T4">r,c=_worldLocal2vport(cursor.rc)</text:span></text:p>
          <text:p text:style-name="P4"><text:span text:style-name="T4"><text:tab/></text:span><text:span text:style-name="T4">vport_cursor.setPosition(r,c,sli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25" draw:layer="layout" svg:width="7.5cm" svg:height="4.44cm" svg:x="13.89cm" svg:y="4.26cm">
          <text:p text:style-name="P4"><text:span text:style-name="T3">4) XXSlice2DViewport</text:span></text:p>
          <text:p text:style-name="P4"><text:span text:style-name="T10">constructor</text:span><text:span text:style-name="T4">: super(..)</text:span></text:p>
          <text:p text:style-name="P4"><text:span text:style-name="T5">positionChangeDetected(pe)</text:span></text:p>
          <text:p text:style-name="P4"><text:span text:style-name="T13"><text:tab/></text:span><text:span text:style-name="T5">cursor.rcs=pe.xyz*</text:span></text:p>
          <text:p text:style-name="P4"><text:span text:style-name="T5"><text:tab/></text:span><text:span text:style-name="T5">_newCursor(r,c,false)</text:span></text:p>
          <text:p text:style-name="P4"><text:span text:style-name="T5">_firePositionEvent(local_mask)</text:span></text:p>
          <text:p text:style-name="P4"><text:span text:style-name="T10"><text:tab/></text:span><text:span text:style-name="T10">mask=local_mask*</text:span></text:p>
          <text:p text:style-name="P4"><text:span text:style-name="T10"><text:tab/></text:span><text:span text:style-name="T10">pe.xyz=rcs*</text:span></text:p>
          <text:p text:style-name="P4"><text:span text:style-name="T10"><text:tab/></text:span><text:span text:style-name="T10">__aid_to_firePositionEvent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10.35cm" svg:x1="0.2cm" svg:y1="2.3cm" svg:x2="5.55cm" svg:y2="23.1cm" draw:start-shape="id22" draw:start-glue-point="3" draw:end-shape="id23" draw:end-glue-point="0">
          <text:p/>
        </draw:connector>
        <draw:line draw:style-name="gr5" draw:text-style-name="P3" draw:id="id22" draw:layer="layout" svg:x1="0.2cm" svg:y1="2.3cm" svg:x2="2.6cm" svg:y2="2.3cm">
          <text:p/>
        </draw:line>
        <draw:line draw:style-name="gr5" draw:text-style-name="P3" draw:id="id24" draw:layer="layout" svg:x1="13.9cm" svg:y1="3.6cm" svg:x2="10.8cm" svg:y2="3.6cm">
          <text:p/>
        </draw:line>
        <draw:connector draw:style-name="gr4" draw:text-style-name="P3" draw:layer="layout" svg:x1="13.9cm" svg:y1="3.6cm" svg:x2="17.64cm" svg:y2="4.26cm" draw:start-shape="id24" draw:start-glue-point="1" draw:end-shape="id25">
          <text:p/>
        </draw:connector>
        <draw:line draw:style-name="gr6" draw:text-style-name="P3" draw:id="id26" draw:layer="layout" svg:x1="-0.5cm" svg:y1="17.3cm" svg:x2="1cm" svg:y2="17.3cm">
          <text:p/>
        </draw:line>
        <draw:connector draw:style-name="gr4" draw:text-style-name="P3" draw:layer="layout" svg:x1="1cm" svg:y1="17.3cm" svg:x2="3.7cm" svg:y2="17.9cm" draw:start-shape="id26" draw:start-glue-point="1" draw:end-shape="id27" draw:end-glue-point="0">
          <text:p/>
        </draw:connector>
        <draw:line draw:style-name="gr6" draw:text-style-name="P3" draw:id="id28" draw:layer="layout" svg:x1="-0.5cm" svg:y1="0.2cm" svg:x2="1cm" svg:y2="0.2cm">
          <text:p/>
        </draw:line>
        <draw:connector draw:style-name="gr4" draw:text-style-name="P3" draw:layer="layout" draw:line-skew="0.725cm" svg:x1="1cm" svg:y1="0.2cm" svg:x2="6.95cm" svg:y2="0.5cm" draw:start-shape="id28" draw:start-glue-point="1" draw:end-shape="id29">
          <text:p/>
        </draw:connector>
        <draw:g>
          <draw:line draw:style-name="gr6" draw:text-style-name="P3" draw:layer="layout" svg:x1="-0.5cm" svg:y1="2.9cm" svg:x2="1cm" svg:y2="2.9cm">
            <text:p/>
          </draw:line>
          <draw:line draw:style-name="gr4" draw:text-style-name="P3" draw:layer="layout" svg:x1="1cm" svg:y1="2.9cm" svg:x2="1.5cm" svg:y2="2.9cm">
            <text:p/>
          </draw:line>
        </draw:g>
        <draw:custom-shape draw:style-name="gr1" draw:text-style-name="P4" draw:id="id21" draw:layer="layout" svg:width="12.5cm" svg:height="8.4cm" svg:x="1cm" svg:y="8.4cm">
          <text:p text:style-name="P4"><text:span text:style-name="T3">3) DataVolumePanel$CoordFields</text:span></text:p>
          <text:p text:style-name="P4"><text:span text:style-name="T7">.event_listeners();</text:span></text:p>
          <text:p text:style-name="P4"><text:span text:style-name="T4">constructor:</text:span></text:p>
          <text:p text:style-name="P4"><text:span text:style-name="T4"><text:tab/></text:span><text:span text:style-name="T4">set: world_cursor, world_cursor_nat, atlas_coords,</text:span></text:p>
          <text:p text:style-name="P4"><text:span text:style-name="T4"><text:tab/></text:span><text:span text:style-name="T4"><text:tab/></text:span><text:span text:style-name="T4">voxel_cursor, voxel_cursor_nat, atlas_label</text:span></text:p>
          <text:p text:style-name="P4"><text:span text:style-name="T4"><text:tab/></text:span><text:span text:style-name="T4">XX_textfield_MNI/NAT/ATLAS.addActionListener()</text:span></text:p>
          <text:p text:style-name="P4"><text:span text:style-name="T4"><text:tab/></text:span><text:span text:style-name="T4">positionChangeDetected(new PositionEvent(..))</text:span></text:p>
          <text:p text:style-name="P4"><text:span text:style-name="T9">actionPerformed(ae)</text:span><text:span text:style-name="T4">: </text:span><text:span text:style-name="T8">(text[internal]_positionChangeDetect)</text:span></text:p>
          <text:p text:style-name="P4"><text:span text:style-name="T4"><text:tab/></text:span><text:span text:style-name="T4">get: XX_cursor_[XX]</text:span></text:p>
          <text:p text:style-name="P4"><text:span text:style-name="T4"><text:tab/></text:span><text:span text:style-name="T4">voxel_cursor.XX= new_text; pos_event_mask= ..</text:span></text:p>
          <text:p text:style-name="P4"><text:span text:style-name="T4"><text:tab/></text:span><text:span text:style-name="T4">_firePositionEvent(new pe(..))</text:span></text:p>
          <text:p text:style-name="P4"><text:span text:style-name="T4">_firePositionEvent(pe):</text:span></text:p>
          <text:p text:style-name="P4"><text:span text:style-name="T4"><text:tab/></text:span><text:span text:style-name="T4">coord_fields.{event_listeners}.positionChangeDetected(pe)</text:span></text:p>
          <text:p text:style-name="P4"><text:span text:style-name="T4">positionChangeDetected(pe): </text:span><text:span text:style-name="T8">(mouse&amp;final_positionChangeD)</text:span></text:p>
          <text:p text:style-name="P4"><text:span text:style-name="T4"><text:tab/></text:span><text:span text:style-name="T4">get: XX_cursor_[XX]</text:span></text:p>
          <text:p text:style-name="P4"><text:span text:style-name="T4"><text:tab/></text:span><text:span text:style-name="T4">update: world_cursor.XX with pe.getXX()</text:span></text:p>
          <text:p text:style-name="P4"><text:span text:style-name="T4"><text:tab/></text:span><text:span text:style-name="T4">resync: XX_cursor_[XX]</text:span></text:p>
          <text:p text:style-name="P4"><text:span text:style-name="T4"><text:tab/></text:span><text:span text:style-name="T4">update: XX_textfield_MNI/NAT/ATL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id="id30" draw:layer="layout" svg:x1="2.8cm" svg:y1="11.7cm" svg:x2="1.3cm" svg:y2="11.7cm">
          <text:p/>
        </draw:line>
        <draw:line draw:style-name="gr7" draw:text-style-name="P3" draw:id="id31" draw:layer="layout" svg:x1="1.8cm" svg:y1="14.5cm" svg:x2="1.3cm" svg:y2="14.5cm">
          <text:p/>
        </draw:line>
        <draw:connector draw:style-name="gr5" draw:text-style-name="P3" draw:layer="layout" svg:x1="1.3cm" svg:y1="11.7cm" svg:x2="1.3cm" svg:y2="14.5cm" draw:start-shape="id30" draw:start-glue-point="3" draw:end-shape="id31" draw:end-glue-point="3">
          <text:p/>
        </draw:connector>
        <draw:custom-shape draw:style-name="gr1" draw:text-style-name="P4" draw:id="id33" draw:layer="layout" svg:width="5.3cm" svg:height="1.5cm" svg:x="1.2cm" svg:y="21.3cm">
          <text:p text:style-name="P4"><text:span text:style-name="T3">2B) SliceImageProducer</text:span></text:p>
          <text:p text:style-name="P4"><text:span text:style-name="T7">.crt_slice;</text:span></text:p>
          <text:p text:style-name="P4"><text:span text:style-name="T5">constructor: </text:span><text:span text:style-name="T4">super(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id="id32" draw:layer="layout" svg:x1="5cm" svg:y1="18.8cm" svg:x2="6.7cm" svg:y2="18.8cm">
          <text:p/>
        </draw:line>
        <draw:line draw:style-name="gr2" draw:text-style-name="P3" draw:id="id34" draw:layer="layout" svg:x1="18.3cm" svg:y1="5.3cm" svg:x2="21cm" svg:y2="5.3cm">
          <text:p/>
        </draw:line>
        <draw:connector draw:style-name="gr4" draw:text-style-name="P3" draw:layer="layout" draw:line-skew="1cm" svg:x1="6.7cm" svg:y1="18.8cm" svg:x2="3.85cm" svg:y2="21.3cm" draw:start-shape="id32" draw:start-glue-point="1" draw:end-shape="id33" draw:end-glue-point="0">
          <text:p/>
        </draw:connector>
        <draw:connector draw:style-name="gr4" draw:text-style-name="P3" draw:layer="layout" draw:line-skew="0.4cm" svg:x1="21cm" svg:y1="5.3cm" svg:x2="15.99cm" svg:y2="17.54cm" draw:start-shape="id34" draw:start-glue-point="1" draw:end-shape="id35" draw:end-glue-point="0">
          <text:p/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4" draw:layer="layout" svg:width="12.3cm" svg:height="6.7cm" svg:x="0.2cm" svg:y="0.3cm">
          <text:p text:style-name="P1"><text:span text:style-name="T3">DataVolumePanel</text:span></text:p>
          <text:p text:style-name="P1"><text:span text:style-name="T4">constructor:</text:span></text:p>
          <text:p text:style-name="P1"><text:span text:style-name="T4"><text:tab/></text:span><text:span text:style-name="T4">..</text:span></text:p>
          <text:p text:style-name="P1"><text:span text:style-name="T5">positionChangeDetected(pe):</text:span></text:p>
          <text:p text:style-name="P1"><text:span text:style-name="T4"><text:tab/></text:span><text:span text:style-name="T4">pos_event_gateway.positionChangeDetected_External(p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2.1cm" svg:height="4cm" svg:x="0.4cm" svg:y="3cm">
          <text:p text:style-name="P1"><text:span text:style-name="T3">DataVolumePanel$CoordFields</text:span></text:p>
          <text:p text:style-name="P1"><text:span text:style-name="T4">constructor:</text:span></text:p>
          <text:p text:style-name="P1"><text:span text:style-name="T4"><text:tab/></text:span><text:span text:style-name="T4">..</text:span></text:p>
          <text:p text:style-name="P1"><text:span text:style-name="T14">actionPerformed</text:span><text:span text:style-name="T4">(ae): </text:span><text:span text:style-name="T8">(text[internal]_positionChangeDetect)</text:span></text:p>
          <text:p text:style-name="P1"><text:span text:style-name="T4"><text:tab/></text:span><text:span text:style-name="T4">_firePositionEvent(new pe(..))</text:span></text:p>
          <text:p text:style-name="P1"><text:span text:style-name="T4">_firePositionEvent(pe):</text:span></text:p>
          <text:p text:style-name="P1"><text:span text:style-name="T4"><text:tab/></text:span><text:span text:style-name="T4">coord_fields.{event_listeners}.positionChangeDetected(e)</text:span></text:p>
          <text:p text:style-name="P1"><text:span text:style-name="T4">positionChangeDetected(pe): </text:span><text:span text:style-name="T8">(mouse&amp;final_positionChangeDe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line-skew="0.725cm" svg:x1="0.6cm" svg:y1="6cm" svg:x2="0.6cm" svg:y2="6.4cm" draw:start-shape="id36" draw:start-glue-point="3" draw:end-shape="id37" draw:end-glue-point="3">
          <text:p/>
        </draw:connector>
        <draw:connector draw:style-name="gr8" draw:text-style-name="P3" draw:layer="layout" svg:x1="0.6cm" svg:y1="6cm" svg:x2="0.6cm" svg:y2="13.6cm" draw:start-shape="id36" draw:start-glue-point="3" draw:end-shape="id38" draw:end-glue-point="3">
          <text:p/>
        </draw:connector>
        <draw:custom-shape draw:style-name="gr1" draw:text-style-name="P4" draw:layer="layout" svg:width="7.8cm" svg:height="3.062cm" svg:x="1.2cm" svg:y="11.438cm">
          <text:p text:style-name="P4"><text:span text:style-name="T3">XXSlice2DViewport</text:span></text:p>
          <text:p text:style-name="P4"><text:span text:style-name="T4">.event_listeners();</text:span></text:p>
          <text:p text:style-name="P4"><text:span text:style-name="T4">constructor:</text:span></text:p>
          <text:p text:style-name="P4"><text:span text:style-name="T4"><text:tab/></text:span><text:span text:style-name="T4">..</text:span></text:p>
          <text:p text:style-name="P4"><text:span text:style-name="T4">positionChangeDetected(pe):</text:span></text:p>
          <text:p text:style-name="P4"><text:span text:style-name="T4"><text:tab/></text:span><text:span text:style-name="T4">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id="id39" draw:layer="layout" svg:x1="1.6cm" svg:y1="18.414cm" svg:x2="0.6cm" svg:y2="18.414cm">
          <text:p/>
        </draw:line>
        <draw:connector draw:style-name="gr8" draw:text-style-name="P3" draw:layer="layout" svg:x1="0.6cm" svg:y1="6cm" svg:x2="0.6cm" svg:y2="18.414cm" draw:start-shape="id36" draw:start-glue-point="3" draw:end-shape="id39" draw:end-glue-point="3">
          <text:p/>
        </draw:connector>
        <draw:custom-shape draw:style-name="gr1" draw:text-style-name="P4" draw:layer="layout" svg:width="7.8cm" svg:height="2.7cm" svg:x="1.2cm" svg:y="7.3cm">
          <text:p text:style-name="P4"><text:span text:style-name="T3">XXSliceImageProducer</text:span></text:p>
          <text:p text:style-name="P4"><text:span text:style-name="T4">constructor:</text:span></text:p>
          <text:p text:style-name="P4"><text:span text:style-name="T4"><text:tab/></text:span><text:span text:style-name="T4">..</text:span></text:p>
          <text:p text:style-name="P4"><text:span text:style-name="T4">positionChangeDetected(pe):</text:span></text:p>
          <text:p text:style-name="P4"><text:span text:style-name="T4"><text:tab/></text:span><text:span text:style-name="T4">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line-skew="0.525cm" svg:x1="0.8cm" svg:y1="5.2cm" svg:x2="0.7cm" svg:y2="5.6cm" draw:start-shape="id40" draw:start-glue-point="3" draw:end-shape="id41" draw:end-glue-point="3">
          <text:p/>
        </draw:connector>
        <draw:line draw:style-name="gr11" draw:text-style-name="P3" draw:id="id37" draw:layer="layout" svg:x1="0.6cm" svg:y1="6.4cm" svg:x2="1.1cm" svg:y2="6.4cm">
          <text:p/>
        </draw:line>
        <draw:line draw:style-name="gr10" draw:text-style-name="P3" draw:id="id40" draw:layer="layout" svg:x1="2.3cm" svg:y1="5.2cm" svg:x2="0.8cm" svg:y2="5.2cm">
          <text:p/>
        </draw:line>
        <draw:line draw:style-name="gr12" draw:text-style-name="P3" draw:id="id41" draw:layer="layout" svg:x1="0.7cm" svg:y1="5.6cm" svg:x2="1.2cm" svg:y2="5.6cm">
          <text:p/>
        </draw:line>
        <draw:line draw:style-name="gr13" draw:text-style-name="P3" draw:id="id36" draw:layer="layout" svg:x1="2.1cm" svg:y1="6cm" svg:x2="0.6cm" svg:y2="6cm">
          <text:p/>
        </draw:line>
        <draw:custom-shape draw:style-name="gr1" draw:text-style-name="P4" draw:layer="layout" svg:width="10.812cm" svg:height="5.4cm" svg:x="1.188cm" svg:y="15.7cm">
          <text:p text:style-name="P4"><text:span text:style-name="T3">PositionGateway</text:span></text:p>
          <text:p text:style-name="P4"><text:span text:style-name="T4">.internal_listeners();</text:span></text:p>
          <text:p text:style-name="P4"><text:span text:style-name="T4">.external_listeners();</text:span></text:p>
          <text:p text:style-name="P4"><text:span text:style-name="T4">constructor:</text:span></text:p>
          <text:p text:style-name="P4"><text:span text:style-name="T4"><text:tab/></text:span><text:span text:style-name="T4">..</text:span></text:p>
          <text:p text:style-name="P4"><text:span text:style-name="T4">positionChangeDetected(pe):</text:span></text:p>
          <text:p text:style-name="P4"><text:span text:style-name="T4"><text:tab/></text:span><text:span text:style-name="T4">external_listeners.positionChangeDetected(pe)</text:span></text:p>
          <text:p text:style-name="P4"><text:span text:style-name="T4">positionChangeDetected_External(pe):</text:span></text:p>
          <text:p text:style-name="P4"><text:span text:style-name="T4"><text:tab/></text:span><text:span text:style-name="T4">internal_listeners.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id="id38" draw:layer="layout" svg:x1="1.6cm" svg:y1="13.6cm" svg:x2="0.6cm" svg:y2="13.6cm">
          <text:p/>
        </draw:line>
        <draw:line draw:style-name="gr8" draw:text-style-name="P3" draw:id="id42" draw:layer="layout" svg:x1="11.4cm" svg:y1="18.8cm" svg:x2="13cm" svg:y2="18.8cm">
          <text:p/>
        </draw:line>
        <draw:line draw:style-name="gr9" draw:text-style-name="P3" draw:layer="layout" svg:x1="1.6cm" svg:y1="9.1cm" svg:x2="0.6cm" svg:y2="9.1cm">
          <text:p/>
        </draw:line>
        <draw:g>
          <draw:connector draw:style-name="gr8" draw:text-style-name="P3" draw:layer="layout" svg:x1="13cm" svg:y1="18.8cm" svg:x2="13cm" svg:y2="1.4cm" draw:start-shape="id42" draw:start-glue-point="1" draw:end-shape="id43" draw:end-glue-point="3">
            <text:p/>
          </draw:connector>
          <draw:line draw:style-name="gr14" draw:text-style-name="P3" draw:id="id50" draw:layer="layout" svg:x1="19.043cm" svg:y1="1.4cm" svg:x2="21.093cm" svg:y2="1.4cm">
            <text:p/>
          </draw:line>
          <draw:custom-shape draw:style-name="gr15" draw:text-style-name="P6" draw:layer="layout" svg:width="7.4cm" svg:height="6.7cm" svg:x="13.2cm" svg:y="0.3cm">
            <text:p text:style-name="P1"><text:span text:style-name="T15">DataVolumePanel #2</text:span></text:p>
            <text:p text:style-name="P1"><text:span text:style-name="T16">positionChangeDetected(pe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7.3cm" svg:height="4cm" svg:x="13.3cm" svg:y="2.9cm">
            <text:p text:style-name="P1"><text:span text:style-name="T15">DataVolumePanel$CoordFields #2</text:span></text:p>
            <text:p text:style-name="P1"><text:span text:style-name="T16">positionChangeDetected(pe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7.012cm" svg:height="5.4cm" svg:x="13.588cm" svg:y="15.6cm">
            <text:p text:style-name="P6"><text:span text:style-name="T15">PositionGateway #2</text:span></text:p>
            <text:p text:style-name="P6"><text:span text:style-name="T16">positionChangeDetected(pe)</text:span></text:p>
            <text:p text:style-name="P6"><text:span text:style-name="T16">positionChangeDetected_External(p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3" draw:id="id49" draw:layer="layout" svg:x1="20.6cm" svg:y1="17.1cm" svg:x2="21.1cm" svg:y2="17.1cm">
            <text:p/>
          </draw:line>
          <draw:line draw:style-name="gr17" draw:text-style-name="P3" draw:id="id43" draw:layer="layout" svg:x1="13cm" svg:y1="1.4cm" svg:x2="13.95cm" svg:y2="1.4cm">
            <text:p/>
          </draw:line>
          <draw:line draw:style-name="gr18" draw:text-style-name="P3" draw:id="id45" draw:layer="layout" svg:x1="13.4cm" svg:y1="3.9cm" svg:x2="14cm" svg:y2="3.9cm">
            <text:p/>
          </draw:line>
          <draw:line draw:style-name="gr19" draw:text-style-name="P3" draw:id="id44" draw:layer="layout" svg:x1="15cm" svg:y1="17.1cm" svg:x2="13.4cm" svg:y2="17.1cm">
            <text:p/>
          </draw:line>
          <draw:connector draw:style-name="gr20" draw:text-style-name="P3" draw:layer="layout" draw:type="line" svg:x1="13.4cm" svg:y1="17.1cm" svg:x2="13.4cm" svg:y2="3.9cm" draw:start-shape="id44" draw:start-glue-point="3" draw:end-shape="id45" draw:end-glue-point="3">
            <text:p/>
          </draw:connector>
          <draw:connector draw:style-name="gr10" draw:text-style-name="P3" draw:layer="layout" draw:type="line" svg:x1="13.4cm" svg:y1="17.1cm" svg:x2="13.4cm" svg:y2="8.4cm" draw:start-shape="id44" draw:start-glue-point="3" draw:end-shape="id46" draw:end-glue-point="3">
            <text:p/>
          </draw:connector>
          <draw:custom-shape draw:style-name="gr15" draw:text-style-name="P6" draw:layer="layout" svg:width="7cm" svg:height="3.5cm" svg:x="13.6cm" svg:y="11.338cm">
            <text:p text:style-name="P6"><text:span text:style-name="T15">XXSlice2DViewport #2</text:span></text:p>
            <text:p text:style-name="P6"><text:span text:style-name="T16">positionChangeDetected(p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7cm" svg:height="3.5cm" svg:x="13.6cm" svg:y="7.3cm">
            <text:p text:style-name="P6"><text:span text:style-name="T15">XXSliceImageProducer #2</text:span></text:p>
            <text:p text:style-name="P6"><text:span text:style-name="T16">positionChangeDetected(p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3" draw:id="id46" draw:layer="layout" svg:x1="14.1cm" svg:y1="8.4cm" svg:x2="13.4cm" svg:y2="8.4cm">
            <text:p/>
          </draw:line>
          <draw:line draw:style-name="gr21" draw:text-style-name="P3" draw:id="id48" draw:layer="layout" svg:x1="14.1cm" svg:y1="12.5cm" svg:x2="13.4cm" svg:y2="12.5cm">
            <text:p/>
          </draw:line>
          <draw:line draw:style-name="gr21" draw:text-style-name="P3" draw:id="id47" draw:layer="layout" svg:x1="14.1cm" svg:y1="16.8cm" svg:x2="13.4cm" svg:y2="16.8cm">
            <text:p/>
          </draw:line>
          <draw:connector draw:style-name="gr20" draw:text-style-name="P3" draw:layer="layout" draw:type="line" svg:x1="13.4cm" svg:y1="17.1cm" svg:x2="13.4cm" svg:y2="16.8cm" draw:start-shape="id44" draw:start-glue-point="3" draw:end-shape="id47" draw:end-glue-point="3">
            <text:p/>
          </draw:connector>
          <draw:connector draw:style-name="gr20" draw:text-style-name="P3" draw:layer="layout" draw:type="line" svg:x1="13.4cm" svg:y1="17.1cm" svg:x2="13.4cm" svg:y2="12.5cm" draw:start-shape="id44" draw:start-glue-point="3" draw:end-shape="id48" draw:end-glue-point="3">
            <text:p/>
          </draw:connector>
          <draw:line draw:style-name="gr22" draw:text-style-name="P3" draw:layer="layout" svg:x1="19.3cm" svg:y1="16.7cm" svg:x2="21.1cm" svg:y2="16.7cm">
            <text:p/>
          </draw:line>
          <draw:frame draw:style-name="gr23" draw:text-style-name="P7" draw:layer="layout" svg:width="1cm" svg:height="0.988cm" svg:x="20.9cm" svg:y="16cm">
            <draw:text-box>
              <text:p text:style-name="P7"><text:span text:style-name="T17">..</text:span></text:p>
            </draw:text-box>
          </draw:frame>
          <draw:connector draw:style-name="gr20" draw:text-style-name="P3" draw:layer="layout" draw:type="line" svg:x1="21.1cm" svg:y1="17.1cm" svg:x2="21.093cm" svg:y2="1.4cm" draw:start-shape="id49" draw:start-glue-point="1" draw:end-shape="id50" draw:end-glue-point="1">
            <text:p/>
          </draw:connector>
        </draw:g>
      </draw:page>
      <draw:page draw:name="page4" draw:style-name="dp1" draw:master-page-name="Default">
        <office:forms form:automatic-focus="false" form:apply-design-mode="false"/>
        <draw:custom-shape draw:style-name="gr1" draw:text-style-name="P4" draw:layer="layout" svg:width="11cm" svg:height="6.96cm" svg:x="1.3cm" svg:y="13.54cm">
          <text:p text:style-name="P4"><text:span text:style-name="T3">Slice2DViewport</text:span></text:p>
          <text:p text:style-name="P4"><text:span text:style-name="T5">.event_listeners();</text:span></text:p>
          <text:p text:style-name="P4"><text:span text:style-name="T5">cursor; &lt;-world, but locally rotated, so rcs (row,col,slice)</text:span></text:p>
          <text:p text:style-name="P4"><text:span text:style-name="T5">constructor: <text:s/>_updateVportCursorPosition()</text:span></text:p>
          <text:p text:style-name="P4"><text:span text:style-name="T14">_new_cursor(vp_r,vp_c)</text:span><text:span text:style-name="T5">&lt;- viewport rc, not world rcs</text:span></text:p>
          <text:p text:style-name="P4"><text:span text:style-name="T5"><text:tab/></text:span><text:span text:style-name="T10">_newCursor(x_r,y_c,</text:span><text:span text:style-name="T9">true</text:span><text:span text:style-name="T10">)</text:span></text:p>
          <text:p text:style-name="P4"><text:span text:style-name="T11">_newCursor(r,c,notify)&lt;- world_rotated, so rcs</text:span></text:p>
          <text:p text:style-name="P4"><text:span text:style-name="T5"><text:tab/></text:span><text:span text:style-name="T5"> </text:span><text:span text:style-name="T5">_updateVportCursorPosition()</text:span></text:p>
          <text:p text:style-name="P4"><text:span text:style-name="T5"><text:tab/></text:span><text:span text:style-name="T9">_firePositionEvent(XYmask)</text:span></text:p>
          <text:p text:style-name="P4"><text:span text:style-name="T14">_newSlice(s_inc)</text:span></text:p>
          <text:p text:style-name="P4"><text:span text:style-name="T9"><text:tab/></text:span><text:span text:style-name="T9">_firePositionEvent(Zmask)</text:span></text:p>
          <text:p text:style-name="P4"><text:span text:style-name="T4">__aid_to_firePositionEvent(pe)</text:span></text:p>
          <text:p text:style-name="P4"><text:span text:style-name="T4"><text:tab/></text:span><text:span text:style-name="T4">{event_listeners}.positionChangeDetected(pe)</text:span></text:p>
          <text:p text:style-name="P4"><text:span text:style-name="T12">_update_</text:span><text:span text:style-name="T4">VportCursorPosition()</text:span></text:p>
          <text:p text:style-name="P4"><text:span text:style-name="T18"><text:tab/></text:span><text:span text:style-name="T18">vport_cursor.setPosition(r,c,slic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8cm" svg:height="1.8cm" svg:x="1.4cm" svg:y="7.2cm">
          <text:p text:style-name="P5"><text:span text:style-name="T6">XXSliceImageProducer</text:span></text:p>
          <text:p text:style-name="P5"><text:span text:style-name="T5">constructor: super(..)</text:span></text:p>
          <text:p text:style-name="P5"><text:span text:style-name="T5">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7.4cm" svg:height="3.1cm" svg:x="1.4cm" svg:y="9.4cm">
          <text:p text:style-name="P4"><text:span text:style-name="T3">XXSlice2DViewport</text:span></text:p>
          <text:p text:style-name="P4"><text:span text:style-name="T10">constructor</text:span><text:span text:style-name="T4">: super(..)</text:span></text:p>
          <text:p text:style-name="P4"><text:span text:style-name="T5">positionChangeDetected(pe)</text:span></text:p>
          <text:p text:style-name="P4"><text:span text:style-name="T5"><text:tab/></text:span><text:span text:style-name="T5">_newCursor(r,c,false)</text:span></text:p>
          <text:p text:style-name="P4"><text:span text:style-name="T5">_firePositionEvent(local_mask)</text:span></text:p>
          <text:p text:style-name="P4"><text:span text:style-name="T10"><text:tab/></text:span><text:span text:style-name="T10">__aid_to_firePositionEvent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8cm" svg:height="1.8cm" svg:x="7.5cm" svg:y="7.2cm">
          <text:p text:style-name="P4"><text:span text:style-name="T3">SliceImageProducer</text:span></text:p>
          <text:p text:style-name="P4"><text:span text:style-name="T5">.crt_slice;</text:span></text:p>
          <text:p text:style-name="P4"><text:span text:style-name="T5">constructor: super(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412cm" svg:height="4.64cm" svg:x="1.388cm" svg:y="22.3cm">
          <text:p text:style-name="P4"><text:span text:style-name="T3">PositionGateway</text:span></text:p>
          <text:p text:style-name="P4"><text:span text:style-name="T4">.internal_listeners();</text:span></text:p>
          <text:p text:style-name="P4"><text:span text:style-name="T4">.external_listeners();</text:span></text:p>
          <text:p text:style-name="P4"><text:span text:style-name="T4">constructor:</text:span></text:p>
          <text:p text:style-name="P4"><text:span text:style-name="T4"><text:tab/></text:span><text:span text:style-name="T4">..</text:span></text:p>
          <text:p text:style-name="P4"><text:span text:style-name="T4">positionChangeDetected(pe):</text:span></text:p>
          <text:p text:style-name="P4"><text:span text:style-name="T4"><text:tab/></text:span><text:span text:style-name="T4">external_listeners.positionChangeDetected(pe)</text:span></text:p>
          <text:p text:style-name="P4"><text:span text:style-name="T4">positionChangeDetected_External(pe):</text:span></text:p>
          <text:p text:style-name="P4"><text:span text:style-name="T4"><text:tab/></text:span><text:span text:style-name="T4">internal_listeners.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id="id51" draw:layer="layout" svg:x1="3.3cm" svg:y1="16.3cm" svg:x2="1.8cm" svg:y2="16.3cm">
          <text:p/>
        </draw:line>
        <draw:line draw:style-name="gr17" draw:text-style-name="P3" draw:id="id52" draw:layer="layout" svg:x1="1.8cm" svg:y1="16.7cm" svg:x2="2.3cm" svg:y2="16.7cm">
          <text:p/>
        </draw:line>
        <draw:connector draw:style-name="gr10" draw:text-style-name="P3" draw:layer="layout" draw:line-skew="0.725cm" svg:x1="1.8cm" svg:y1="16.3cm" svg:x2="1.8cm" svg:y2="16.7cm" draw:start-shape="id51" draw:start-glue-point="3" draw:end-shape="id52" draw:end-glue-point="3">
          <text:p/>
        </draw:connector>
        <draw:line draw:style-name="gr24" draw:text-style-name="P3" draw:id="id53" draw:layer="layout" svg:x1="3.5cm" svg:y1="17.7cm" svg:x2="1cm" svg:y2="17.7cm">
          <text:p/>
        </draw:line>
        <draw:line draw:style-name="gr17" draw:text-style-name="P3" draw:id="id54" draw:layer="layout" svg:x1="1cm" svg:y1="11.6cm" svg:x2="2cm" svg:y2="11.6cm">
          <text:p/>
        </draw:line>
        <draw:connector draw:style-name="gr10" draw:text-style-name="P3" draw:layer="layout" svg:x1="1cm" svg:y1="17.7cm" svg:x2="1cm" svg:y2="11.6cm" draw:start-shape="id53" draw:start-glue-point="3" draw:end-shape="id54" draw:end-glue-point="3">
          <text:p/>
        </draw:connector>
        <draw:line draw:style-name="gr8" draw:text-style-name="P3" draw:id="id55" draw:layer="layout" svg:x1="3.3cm" svg:y1="12cm" svg:x2="0.8cm" svg:y2="12cm">
          <text:p/>
        </draw:line>
        <draw:line draw:style-name="gr17" draw:text-style-name="P3" draw:id="id56" draw:layer="layout" svg:x1="0.8cm" svg:y1="18.8cm" svg:x2="2.3cm" svg:y2="18.8cm">
          <text:p/>
        </draw:line>
        <draw:connector draw:style-name="gr10" draw:text-style-name="P3" draw:layer="layout" svg:x1="0.8cm" svg:y1="12cm" svg:x2="0.8cm" svg:y2="18.8cm" draw:start-shape="id55" draw:start-glue-point="3" draw:end-shape="id56" draw:end-glue-point="3">
          <text:p/>
        </draw:connector>
        <draw:line draw:style-name="gr13" draw:text-style-name="P3" draw:id="id57" draw:layer="layout" svg:x1="3.3cm" svg:y1="19.2cm" svg:x2="0.3cm" svg:y2="19.2cm">
          <text:p/>
        </draw:line>
        <draw:line draw:style-name="gr17" draw:text-style-name="P3" draw:id="id58" draw:layer="layout" svg:x1="0.3cm" svg:y1="8.5cm" svg:x2="1.8cm" svg:y2="8.5cm">
          <text:p/>
        </draw:line>
        <draw:connector draw:style-name="gr10" draw:text-style-name="P3" draw:layer="layout" draw:type="line" svg:x1="0.3cm" svg:y1="19.2cm" svg:x2="0.3cm" svg:y2="8.5cm" draw:start-shape="id57" draw:start-glue-point="3" draw:end-shape="id58" draw:end-glue-point="3">
          <text:p/>
        </draw:connector>
        <draw:connector draw:style-name="gr10" draw:text-style-name="P3" draw:layer="layout" draw:type="line" svg:x1="0.3cm" svg:y1="19.2cm" svg:x2="0.3cm" svg:y2="6.5cm" draw:start-shape="id57" draw:end-shape="id59" draw:end-glue-point="3">
          <text:p/>
        </draw:connector>
        <draw:line draw:style-name="gr17" draw:text-style-name="P3" draw:id="id60" draw:layer="layout" svg:x1="0.3cm" svg:y1="10.7cm" svg:x2="1.8cm" svg:y2="10.7cm">
          <text:p/>
        </draw:line>
        <draw:connector draw:style-name="gr10" draw:text-style-name="P3" draw:layer="layout" draw:type="line" svg:x1="0.3cm" svg:y1="19.2cm" svg:x2="0.3cm" svg:y2="10.7cm" draw:start-shape="id57" draw:start-glue-point="3" draw:end-shape="id60" draw:end-glue-point="3">
          <text:p/>
        </draw:connector>
        <draw:line draw:style-name="gr25" draw:text-style-name="P3" draw:id="id62" draw:layer="layout" svg:x1="8.6cm" svg:y1="17.1cm" svg:x2="9.6cm" svg:y2="17.1cm">
          <text:p/>
        </draw:line>
        <draw:line draw:style-name="gr8" draw:text-style-name="P3" draw:id="id61" draw:layer="layout" svg:x1="3.5cm" svg:y1="18.5cm" svg:x2="1cm" svg:y2="18.5cm">
          <text:p/>
        </draw:line>
        <draw:connector draw:style-name="gr10" draw:text-style-name="P3" draw:layer="layout" draw:type="line" svg:x1="1cm" svg:y1="18.5cm" svg:x2="1cm" svg:y2="17.7cm" draw:start-shape="id61" draw:start-glue-point="3" draw:end-shape="id53" draw:end-glue-point="3">
          <text:p/>
        </draw:connector>
        <draw:line draw:style-name="gr26" draw:text-style-name="P3" draw:id="id63" draw:layer="layout" svg:x1="9.6cm" svg:y1="19.6cm" svg:x2="7.6cm" svg:y2="19.6cm">
          <text:p/>
        </draw:line>
        <draw:connector draw:style-name="gr27" draw:text-style-name="P3" draw:layer="layout" draw:type="line" svg:x1="9.6cm" svg:y1="17.1cm" svg:x2="9.6cm" svg:y2="19.6cm" draw:start-shape="id62" draw:start-glue-point="1" draw:end-shape="id63" draw:end-glue-point="1">
          <text:p/>
        </draw:connector>
        <draw:line draw:style-name="gr17" draw:text-style-name="P3" draw:id="id64" draw:layer="layout" svg:x1="0.3cm" svg:y1="25cm" svg:x2="1.8cm" svg:y2="25cm">
          <text:p/>
        </draw:line>
        <draw:connector draw:style-name="gr10" draw:text-style-name="P3" draw:layer="layout" draw:type="line" svg:x1="0.3cm" svg:y1="19.2cm" svg:x2="0.3cm" svg:y2="25cm" draw:start-shape="id57" draw:start-glue-point="3" draw:end-shape="id64" draw:end-glue-point="3">
          <text:p/>
        </draw:connector>
        <draw:line draw:style-name="gr8" draw:text-style-name="P3" draw:id="id65" draw:layer="layout" svg:x1="12cm" svg:y1="25.4cm" svg:x2="13cm" svg:y2="25.4cm">
          <text:p/>
        </draw:line>
        <draw:connector draw:style-name="gr8" draw:text-style-name="P3" draw:layer="layout" svg:x1="13cm" svg:y1="25.4cm" svg:x2="13cm" svg:y2="1.4cm" draw:start-shape="id65" draw:start-glue-point="1" draw:end-shape="id66" draw:end-glue-point="3">
          <text:p/>
        </draw:connector>
        <draw:line draw:style-name="gr14" draw:text-style-name="P3" draw:id="id73" draw:layer="layout" svg:x1="19.043cm" svg:y1="1.4cm" svg:x2="21.093cm" svg:y2="1.4cm">
          <text:p/>
        </draw:line>
        <draw:custom-shape draw:style-name="gr15" draw:text-style-name="P6" draw:layer="layout" svg:width="7.4cm" svg:height="6.7cm" svg:x="13.2cm" svg:y="0.3cm">
          <text:p text:style-name="P1"><text:span text:style-name="T15">DataVolumePanel #2</text:span></text:p>
          <text:p text:style-name="P1"><text:span text:style-name="T16">positionChangeDetected(p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7.3cm" svg:height="4cm" svg:x="13.3cm" svg:y="2.9cm">
          <text:p text:style-name="P1"><text:span text:style-name="T15">DataVolumePanel$CoordFields #2</text:span></text:p>
          <text:p text:style-name="P1"><text:span text:style-name="T16">positionChangeDetected(p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7.412cm" svg:height="4.7cm" svg:x="13.588cm" svg:y="22.3cm">
          <text:p text:style-name="P6"><text:span text:style-name="T15">PositionGateway #2</text:span></text:p>
          <text:p text:style-name="P6"><text:span text:style-name="T16">positionChangeDetected(pe)</text:span></text:p>
          <text:p text:style-name="P6"><text:span text:style-name="T16">positionChangeDetected_External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id="id72" draw:layer="layout" svg:x1="20.6cm" svg:y1="23.8cm" svg:x2="21.1cm" svg:y2="23.8cm">
          <text:p/>
        </draw:line>
        <draw:line draw:style-name="gr17" draw:text-style-name="P3" draw:id="id66" draw:layer="layout" svg:x1="13cm" svg:y1="1.4cm" svg:x2="13.95cm" svg:y2="1.4cm">
          <text:p/>
        </draw:line>
        <draw:line draw:style-name="gr18" draw:text-style-name="P3" draw:id="id68" draw:layer="layout" svg:x1="13.4cm" svg:y1="3.9cm" svg:x2="14cm" svg:y2="3.9cm">
          <text:p/>
        </draw:line>
        <draw:line draw:style-name="gr19" draw:text-style-name="P3" draw:id="id67" draw:layer="layout" svg:x1="15cm" svg:y1="23.8cm" svg:x2="13.4cm" svg:y2="23.8cm">
          <text:p/>
        </draw:line>
        <draw:connector draw:style-name="gr20" draw:text-style-name="P3" draw:layer="layout" draw:type="line" svg:x1="13.4cm" svg:y1="23.8cm" svg:x2="13.4cm" svg:y2="3.9cm" draw:start-shape="id67" draw:start-glue-point="3" draw:end-shape="id68" draw:end-glue-point="3">
          <text:p/>
        </draw:connector>
        <draw:connector draw:style-name="gr10" draw:text-style-name="P3" draw:layer="layout" draw:type="line" svg:x1="13.4cm" svg:y1="23.8cm" svg:x2="13.4cm" svg:y2="8.2cm" draw:start-shape="id67" draw:start-glue-point="3" draw:end-shape="id69" draw:end-glue-point="3">
          <text:p/>
        </draw:connector>
        <draw:custom-shape draw:style-name="gr15" draw:text-style-name="P6" draw:layer="layout" svg:width="7cm" svg:height="3.062cm" svg:x="13.6cm" svg:y="9.438cm">
          <text:p text:style-name="P6"><text:span text:style-name="T15">XXSlice2DViewport #2</text:span></text:p>
          <text:p text:style-name="P6"><text:span text:style-name="T16">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7cm" svg:height="1.7cm" svg:x="13.6cm" svg:y="7.3cm">
          <text:p text:style-name="P6"><text:span text:style-name="T15">XXSliceImageProducer #2</text:span></text:p>
          <text:p text:style-name="P6"><text:span text:style-name="T16">positionChangeDetected(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id="id69" draw:layer="layout" svg:x1="14.1cm" svg:y1="8.2cm" svg:x2="13.4cm" svg:y2="8.2cm">
          <text:p/>
        </draw:line>
        <draw:line draw:style-name="gr21" draw:text-style-name="P3" draw:id="id71" draw:layer="layout" svg:x1="14.1cm" svg:y1="10.4cm" svg:x2="13.4cm" svg:y2="10.4cm">
          <text:p/>
        </draw:line>
        <draw:line draw:style-name="gr21" draw:text-style-name="P3" draw:id="id70" draw:layer="layout" svg:x1="14.1cm" svg:y1="23.5cm" svg:x2="13.4cm" svg:y2="23.5cm">
          <text:p/>
        </draw:line>
        <draw:connector draw:style-name="gr20" draw:text-style-name="P3" draw:layer="layout" draw:type="line" svg:x1="13.4cm" svg:y1="23.8cm" svg:x2="13.4cm" svg:y2="23.5cm" draw:start-shape="id67" draw:start-glue-point="3" draw:end-shape="id70" draw:end-glue-point="3">
          <text:p/>
        </draw:connector>
        <draw:connector draw:style-name="gr20" draw:text-style-name="P3" draw:layer="layout" draw:type="line" svg:x1="13.4cm" svg:y1="23.8cm" svg:x2="13.4cm" svg:y2="10.4cm" draw:start-shape="id67" draw:start-glue-point="3" draw:end-shape="id71" draw:end-glue-point="3">
          <text:p/>
        </draw:connector>
        <draw:line draw:style-name="gr22" draw:text-style-name="P3" draw:layer="layout" svg:x1="19.3cm" svg:y1="23.4cm" svg:x2="21.1cm" svg:y2="23.4cm">
          <text:p/>
        </draw:line>
        <draw:frame draw:style-name="gr23" draw:text-style-name="P7" draw:layer="layout" svg:width="1cm" svg:height="0.988cm" svg:x="20.9cm" svg:y="22.7cm">
          <draw:text-box>
            <text:p text:style-name="P7"><text:span text:style-name="T17">..</text:span></text:p>
          </draw:text-box>
        </draw:frame>
        <draw:connector draw:style-name="gr20" draw:text-style-name="P3" draw:layer="layout" draw:type="line" svg:x1="21.1cm" svg:y1="23.8cm" svg:x2="21.093cm" svg:y2="1.4cm" draw:start-shape="id72" draw:start-glue-point="1" draw:end-shape="id73" draw:end-glue-point="1">
          <text:p/>
        </draw:connector>
        <draw:custom-shape draw:style-name="gr1" draw:text-style-name="P4" draw:layer="layout" svg:width="12.3cm" svg:height="6.7cm" svg:x="0.2cm" svg:y="0.3cm">
          <text:p text:style-name="P1"><text:span text:style-name="T3">DataVolumePanel</text:span></text:p>
          <text:p text:style-name="P1"><text:span text:style-name="T4">constructor:</text:span></text:p>
          <text:p text:style-name="P1"><text:span text:style-name="T4"><text:tab/></text:span><text:span text:style-name="T4">..</text:span></text:p>
          <text:p text:style-name="P1"><text:span text:style-name="T5">positionChangeDetected(pe):</text:span></text:p>
          <text:p text:style-name="P1"><text:span text:style-name="T4"><text:tab/></text:span><text:span text:style-name="T4">pos_event_gateway.positionChangeDetected_External(p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2.1cm" svg:height="4cm" svg:x="0.4cm" svg:y="3cm">
          <text:p text:style-name="P1"><text:span text:style-name="T3">DataVolumePanel$CoordFields</text:span></text:p>
          <text:p text:style-name="P1"><text:span text:style-name="T4">constructor:</text:span></text:p>
          <text:p text:style-name="P1"><text:span text:style-name="T4"><text:tab/></text:span><text:span text:style-name="T4">..</text:span></text:p>
          <text:p text:style-name="P1"><text:span text:style-name="T5">actionPerformed</text:span><text:span text:style-name="T4">(ae): </text:span><text:span text:style-name="T8">(text[internal]_positionChangeDetect)</text:span></text:p>
          <text:p text:style-name="P1"><text:span text:style-name="T4"><text:tab/></text:span><text:span text:style-name="T4">..</text:span></text:p>
          <text:p text:style-name="P1"><text:span text:style-name="T4">_firePositionEvent(pe):</text:span></text:p>
          <text:p text:style-name="P1"><text:span text:style-name="T4"><text:tab/></text:span><text:span text:style-name="T4">..</text:span></text:p>
          <text:p text:style-name="P1"><text:span text:style-name="T4">positionChangeDetected(pe): </text:span><text:span text:style-name="T8">(mouse&amp;final_positionChangeDe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id="id59" draw:layer="layout" svg:x1="0.3cm" svg:y1="6.5cm" svg:x2="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Lara Bailey</meta:initial-creator>
    <meta:creation-date>2009-08-27T18:16:01</meta:creation-date>
    <dc:creator>Lara Bailey</dc:creator>
    <dc:date>2009-08-31T23:43:49</dc:date>
    <meta:editing-cycles>87</meta:editing-cycles>
    <meta:editing-duration>P2DT11H54M43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